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.27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solid" svg:stroke-color="#000000" draw:fill="none" draw:fill-color="#ffffff" fo:min-height="1.575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="none" draw:fill-color="#ffffff" fo:min-height="1.575cm"/>
    </style:style>
    <style:style style:name="gr5" style:family="graphic" style:parent-style-name="standard">
      <style:graphic-properties draw:stroke="solid" svg:stroke-color="#000000" draw:fill="none" draw:fill-color="#ffffff" fo:min-height="0.813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</style:style>
    <style:style style:name="T1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29cm" svg:height="1.673cm" svg:x="8.747cm" svg:y="4.429cm">
          <draw:text-box>
            <text:p>Parent strand 1</text:p>
          </draw:text-box>
        </draw:frame>
        <draw:line draw:style-name="gr2" draw:text-style-name="P2" draw:layer="layout" svg:x1="10.017cm" svg:y1="5.826cm" svg:x2="10.017cm" svg:y2="9.255cm">
          <text:p/>
        </draw:line>
        <draw:frame draw:style-name="gr3" draw:text-style-name="P4" draw:layer="layout" svg:width="7.366cm" svg:height="1.825cm" svg:x="7.223cm" svg:y="9.462cm">
          <draw:text-box>
            <text:p text:style-name="P3">Parent strand 2: ends with pthread_create())</text:p>
          </draw:text-box>
        </draw:frame>
        <draw:line draw:style-name="gr2" draw:text-style-name="P2" draw:layer="layout" svg:x1="10.144cm" svg:y1="11.668cm" svg:x2="10.144cm" svg:y2="17.002cm">
          <text:p/>
        </draw:line>
        <draw:frame draw:style-name="gr4" draw:text-style-name="P4" draw:layer="layout" svg:width="7.366cm" svg:height="1.825cm" svg:x="7.731cm" svg:y="17.463cm">
          <draw:text-box>
            <text:p text:style-name="P3">Parent strand 3: starts <text:s/>with pthread_<text:span text:style-name="T1">join</text:span>()</text:p>
          </draw:text-box>
        </draw:frame>
        <draw:line draw:style-name="gr2" draw:text-style-name="P2" draw:layer="layout" svg:x1="6.461cm" svg:y1="10.906cm" svg:x2="4.048cm" svg:y2="14.208cm">
          <text:p/>
        </draw:line>
        <draw:frame draw:style-name="gr5" draw:text-style-name="P4" draw:layer="layout" svg:width="6.096cm" svg:height="1.063cm" svg:x="1.508cm" svg:y="14.542cm">
          <draw:text-box>
            <text:p text:style-name="P3">Child thread strand.</text:p>
          </draw:text-box>
        </draw:frame>
        <draw:line draw:style-name="gr2" draw:text-style-name="P2" draw:layer="layout" svg:x1="4.302cm" svg:y1="15.859cm" svg:x2="7.477cm" svg:y2="18.0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th </meta:initial-creator>
    <meta:creation-date>2016-10-04T19:12:00.041726980</meta:creation-date>
    <meta:generator>LibreOffice/5.0.3.2$Linux_X86_64 LibreOffice_project/00m0$Build-2</meta:generator>
    <dc:date>2016-10-04T19:19:48.439377484</dc:date>
    <dc:creator>nath </dc:creator>
    <meta:editing-duration>PT7M48S</meta:editing-duration>
    <meta:editing-cycles>1</meta:editing-cycles>
    <meta:document-statistic meta:object-count="8"/>
  </office:meta>
</office:document-meta>
</file>